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left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family="'Courier New'" style:font-family-generic="modern" style:font-pitch="fixed" fo:font-size="10pt" style:font-size-asian="10pt" style:font-size-complex="10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Courier New'" style:font-family-generic="modern" style:font-pitch="fixed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4" style:family="text">
      <style:text-properties fo:font-family="'Courier New'" style:font-family-generic="modern" style:font-pitch="fixed" fo:font-size="10pt" style:font-size-asian="10pt" style:font-size-complex="10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cm" svg:height="3.389cm" svg:x="2.4cm" svg:y="7.711cm">
          <text:p text:style-name="P1"><text:span text:style-name="T1">org_id</text:span></text:p>
          <text:p text:style-name="P1"><text:span text:style-name="T1">org_label</text:span></text:p>
          <text:p text:style-name="P1"><text:span text:style-name="T1">org_parent_id</text:span></text:p>
          <text:p text:style-name="P1"><text:span text:style-name="T1">coded_value</text:span></text:p>
          <text:p text:style-name="P1"><text:span text:style-name="T1">primary_profile_id</text:span></text:p>
          <text:p text:style-name="P1"><text:span text:style-name="T1">org_local_code</text:span></text:p>
          <text:p text:style-name="P1"><text:span text:style-name="T1"/></text:p>
        </draw:rect>
        <draw:rect draw:style-name="gr2" draw:text-style-name="P4" xml:id="id2" draw:id="id2" draw:layer="layout" svg:width="4.6cm" svg:height="1cm" svg:x="2.4cm" svg:y="6.711cm">
          <text:p text:style-name="P3"><text:span text:style-name="T2">Organization</text:span></text:p>
        </draw:rect>
        <draw:rect draw:style-name="gr1" draw:text-style-name="P2" draw:layer="layout" svg:width="5.8cm" svg:height="7.69cm" svg:x="3.2cm" svg:y="12.9cm">
          <text:p text:style-name="P1"><text:span text:style-name="T1">profile_id</text:span></text:p>
          <text:p text:style-name="P1"><text:span text:style-name="T1">profile_label</text:span></text:p>
          <text:p text:style-name="P1"><text:span text:style-name="T1">profile_statu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rg_id</text:span></text:p>
          <text:p text:style-name="P1"><text:span text:style-name="T1">data_format</text:span></text:p>
          <text:p text:style-name="P1"><text:span text:style-name="T1">transfer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ccess_key</text:span></text:p>
          <text:p text:style-name="P1"><text:span text:style-name="T1">template_id</text:span></text:p>
        </draw:rect>
        <draw:rect draw:style-name="gr2" draw:text-style-name="P4" xml:id="id4" draw:id="id4" draw:layer="layout" svg:width="5.8cm" svg:height="1cm" svg:x="3.2cm" svg:y="11.9cm">
          <text:p text:style-name="P3"><text:span text:style-name="T2">Submitter Profile</text:span></text:p>
        </draw:rect>
        <draw:custom-shape draw:style-name="gr3" draw:text-style-name="P5" draw:layer="layout" svg:width="3.5cm" svg:height="1.5cm" svg:x="3.9cm" svg:y="14.5cm">
          <text:p text:style-name="P1"><text:span text:style-name="T3">▪</text:span><text:span text:style-name="T4">Setup</text:span></text:p>
          <text:p text:style-name="P1"><text:span text:style-name="T3">▪</text:span><text:span text:style-name="T4">Test </text:span><text:span text:style-name="T3">▪</text:span><text:span text:style-name="T4">Prod</text:span></text:p>
          <text:p text:style-name="P1"><text:span text:style-name="T3">▪</text:span><text:span text:style-name="T4">Hold </text:span><text:span text:style-name="T3">▪Closed</text:span></text:p>
          <text:p text:style-name="P1"><text:span text:style-name="T3">▪</text:span><text:span text:style-name="T3">Template</text:span></text:p>
          <draw:enhanced-geometry svg:viewBox="0 0 21600 21600" draw:path-stretchpoint-x="10800" draw:path-stretchpoint-y="10800" draw:text-areas="?f3 ?f4 ?f5 ?f6" draw:type="round-rectangle" draw:modifiers="1417.47066492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951cm" svg:height="0.5cm" svg:x="5.449cm" svg:y="16.3cm">
          <text:p text:style-name="P1"><text:span text:style-name="T3">▪</text:span><text:span text:style-name="T4">HL7v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5cm" svg:height="1.2cm" svg:x="3.9cm" svg:y="17.9cm">
          <text:p text:style-name="P1"><text:span text:style-name="T3">▪</text:span><text:span text:style-name="T4">Normal</text:span></text:p>
          <text:p text:style-name="P1"><text:span text:style-name="T3">▪</text:span><text:span text:style-name="T4">High </text:span><text:span text:style-name="T3">▪</text:span><text:span text:style-name="T4">Highest</text:span></text:p>
          <text:p text:style-name="P1"><text:span text:style-name="T3">▪</text:span><text:span text:style-name="T4">Low </text:span><text:span text:style-name="T3">▪</text:span><text:span text:style-name="T4">Lowest</text:span></text:p>
          <draw:enhanced-geometry svg:viewBox="0 0 21600 21600" draw:path-stretchpoint-x="10800" draw:path-stretchpoint-y="10800" draw:text-areas="?f3 ?f4 ?f5 ?f6" draw:type="round-rectangle" draw:modifiers="1761.85525789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5.761cm" svg:y1="9.035cm" svg:x2="7cm" svg:y2="7.211cm" draw:start-shape="id1" draw:start-glue-point="1" draw:end-shape="id2" draw:end-glue-point="1" svg:d="m5761 9035c2610 0 1990-1824 1239-1824">
          <text:p/>
        </draw:connector>
        <draw:connector draw:style-name="gr4" draw:text-style-name="P3" draw:layer="layout" draw:type="curve" svg:x1="6.231cm" svg:y1="10.072cm" svg:x2="6.1cm" svg:y2="11.9cm" draw:start-shape="id3" draw:start-glue-point="2" draw:end-shape="id4" draw:end-glue-point="0" svg:d="m6231 10072c0 1371-131 457-131 1828">
          <text:p/>
        </draw:connector>
        <draw:rect draw:style-name="gr1" draw:text-style-name="P2" draw:layer="layout" svg:width="5.9cm" svg:height="3.292cm" svg:x="1.1cm" svg:y="2.3cm">
          <text:p text:style-name="P1"><text:span text:style-name="T1">username</text:span></text:p>
          <text:p text:style-name="P1"><text:span text:style-name="T1">password</text:span></text:p>
          <text:p text:style-name="P1"><text:span text:style-name="T1">account_type</text:span></text:p>
          <text:p text:style-name="P1"><text:span text:style-name="T1"/></text:p>
          <text:p text:style-name="P1"><text:span text:style-name="T1">org_id</text:span></text:p>
          <text:p text:style-name="P1"><text:span text:style-name="T1">email</text:span></text:p>
        </draw:rect>
        <draw:rect draw:style-name="gr2" draw:text-style-name="P4" draw:layer="layout" svg:width="5.9cm" svg:height="1cm" svg:x="1.1cm" svg:y="1.3cm">
          <text:p text:style-name="P3"><text:span text:style-name="T2">User Account</text:span></text:p>
        </draw:rect>
        <draw:custom-shape draw:style-name="gr3" draw:text-style-name="P5" draw:layer="layout" svg:width="2.4cm" svg:height="0.8cm" svg:x="4.4cm" svg:y="3.5cm">
          <text:p text:style-name="P1"><text:span text:style-name="T3">▪</text:span><text:span text:style-name="T4">Admin</text:span></text:p>
          <text:p text:style-name="P1"><text:span text:style-name="T3">▪</text:span><text:span text:style-name="T4">Subm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2.961cm" svg:y1="4.535cm" svg:x2="4.7cm" svg:y2="6.711cm" draw:start-shape="id5" draw:start-glue-point="1" draw:end-shape="id2" draw:end-glue-point="0" svg:d="m2961 4535c1160 0 1739 725 1739 2176">
          <text:p/>
        </draw:connector>
        <draw:ellipse draw:style-name="gr5" draw:text-style-name="P3" xml:id="id5" draw:id="id5" draw:layer="layout" svg:width="0.261cm" svg:height="0.271cm" svg:x="2.7cm" svg:y="4.4cm">
          <text:p/>
        </draw:ellipse>
        <draw:ellipse draw:style-name="gr5" draw:text-style-name="P3" xml:id="id1" draw:id="id1" draw:layer="layout" svg:width="0.261cm" svg:height="0.271cm" svg:x="5.5cm" svg:y="8.9cm">
          <text:p/>
        </draw:ellipse>
        <draw:ellipse draw:style-name="gr5" draw:text-style-name="P3" xml:id="id6" draw:id="id6" draw:layer="layout" svg:width="0.261cm" svg:height="0.271cm" svg:x="3.1cm" svg:y="16.4cm">
          <text:p/>
        </draw:ellipse>
        <draw:connector draw:style-name="gr4" draw:text-style-name="P3" draw:layer="layout" draw:type="curve" svg:x1="3.1cm" svg:y1="16.535cm" svg:x2="2.4cm" svg:y2="7.211cm" draw:start-shape="id6" draw:start-glue-point="3" draw:end-shape="id2" draw:end-glue-point="3" svg:d="m3100 16535c-1801 0-1451-9324-700-9324">
          <text:p/>
        </draw:connector>
        <draw:rect draw:style-name="gr1" draw:text-style-name="P2" draw:layer="layout" svg:width="4.259cm" svg:height="7.8cm" svg:x="21.874cm" svg:y="5.1cm">
          <text:p text:style-name="P1"><text:span text:style-name="T1">issue_id</text:span></text:p>
          <text:p text:style-name="P1"><text:span text:style-name="T1">target_object</text:span></text:p>
          <text:p text:style-name="P1"><text:span text:style-name="T1">target_field</text:span></text:p>
          <text:p text:style-name="P1"><text:span text:style-name="T1">issue_type</text:span></text:p>
          <text:p text:style-name="P1"><text:span text:style-name="T1">field_value</text:span></text:p>
          <text:p text:style-name="P1"><text:span text:style-name="T1">default_action_code</text:span></text:p>
          <text:p text:style-name="P1"><text:span text:style-name="T1">change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eport_denominator</text:span></text:p>
          <text:p text:style-name="P1"><text:span text:style-name="T1">issue_description</text:span></text:p>
          <text:p text:style-name="P1"><text:span text:style-name="T1">table_id</text:span></text:p>
          <text:p text:style-name="P1"><text:span text:style-name="T1">hl7_reference</text:span></text:p>
        </draw:rect>
        <draw:rect draw:style-name="gr2" draw:text-style-name="P4" xml:id="id8" draw:id="id8" draw:layer="layout" svg:width="4.259cm" svg:height="1cm" svg:x="21.874cm" svg:y="4.1cm">
          <text:p text:style-name="P3"><text:span text:style-name="T2">Potential Issue</text:span></text:p>
        </draw:rect>
        <draw:rect draw:style-name="gr1" draw:text-style-name="P2" draw:layer="layout" svg:width="3.181cm" svg:height="3.095cm" svg:x="17.374cm" svg:y="8.8cm">
          <text:p text:style-name="P1"><text:span text:style-name="T5">action_code</text:span></text:p>
          <text:p text:style-name="P1"><text:span text:style-name="T1">action_label</text:span></text:p>
        </draw:rect>
        <draw:rect draw:style-name="gr2" draw:text-style-name="P4" xml:id="id11" draw:id="id11" draw:layer="layout" svg:width="3.181cm" svg:height="1cm" svg:x="17.374cm" svg:y="7.8cm">
          <text:p text:style-name="P3"><text:span text:style-name="T2">Issue Action</text:span></text:p>
        </draw:rect>
        <draw:custom-shape draw:style-name="gr6" draw:text-style-name="P5" draw:layer="layout" svg:width="2.6cm" svg:height="1.719cm" svg:x="17.674cm" svg:y="10cm">
          <text:p text:style-name="P1"><text:span text:style-name="T4">E – Error</text:span></text:p>
          <text:p text:style-name="P1"><text:span text:style-name="T4">W – Warn </text:span></text:p>
          <text:p text:style-name="P1"><text:span text:style-name="T4">A - Accept</text:span></text:p>
          <text:p text:style-name="P1"><text:span text:style-name="T4">S – Skip</text:span></text:p>
          <draw:enhanced-geometry svg:viewBox="0 0 21600 21600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5.5cm" svg:height="3.4cm" svg:x="12.274cm" svg:y="3.6cm">
          <text:p text:style-name="P1"><text:span text:style-name="T1">potential_issue_status_id</text:span></text:p>
          <text:p text:style-name="P1"><text:span text:style-name="T1">issue_id</text:span></text:p>
          <text:p text:style-name="P1"><text:span text:style-name="T1">profile_id</text:span></text:p>
          <text:p text:style-name="P1"><text:span text:style-name="T1">action_code</text:span></text:p>
          <text:p text:style-name="P1"><text:span text:style-name="T1">expect_min</text:span></text:p>
          <text:p text:style-name="P1"><text:span text:style-name="T1">expect_max</text:span></text:p>
        </draw:rect>
        <draw:rect draw:style-name="gr2" draw:text-style-name="P4" draw:layer="layout" svg:width="5.5cm" svg:height="1cm" svg:x="12.274cm" svg:y="2.6cm">
          <text:p text:style-name="P3"><text:span text:style-name="T2">Potential Issue Status</text:span></text:p>
        </draw:rect>
        <draw:ellipse draw:style-name="gr5" draw:text-style-name="P3" xml:id="id7" draw:id="id7" draw:layer="layout" svg:width="0.261cm" svg:height="0.271cm" svg:x="14.275cm" svg:y="4.301cm">
          <text:p/>
        </draw:ellipse>
        <draw:connector draw:style-name="gr4" draw:text-style-name="P3" draw:layer="layout" draw:type="curve" svg:x1="14.536cm" svg:y1="4.436cm" svg:x2="21.874cm" svg:y2="4.6cm" draw:start-shape="id7" draw:start-glue-point="1" draw:end-shape="id8" draw:end-glue-point="3" svg:d="m14536 4436c5503 0 1835 164 7338 164">
          <text:p/>
        </draw:connector>
        <draw:ellipse draw:style-name="gr5" draw:text-style-name="P3" xml:id="id9" draw:id="id9" draw:layer="layout" svg:width="0.261cm" svg:height="0.271cm" svg:x="12.175cm" svg:y="4.801cm">
          <text:p/>
        </draw:ellipse>
        <draw:connector draw:style-name="gr4" draw:text-style-name="P3" draw:layer="layout" draw:type="curve" svg:x1="12.175cm" svg:y1="4.936cm" svg:x2="9cm" svg:y2="12.4cm" draw:start-shape="id9" draw:start-glue-point="3" draw:end-shape="id4" svg:d="m12175 4936c-2380 0-793 7464-3175 7464">
          <text:p/>
        </draw:connector>
        <draw:ellipse draw:style-name="gr5" draw:text-style-name="P3" xml:id="id10" draw:id="id10" draw:layer="layout" svg:width="0.261cm" svg:height="0.271cm" svg:x="21.775cm" svg:y="7.7cm">
          <text:p/>
        </draw:ellipse>
        <draw:connector draw:style-name="gr4" draw:text-style-name="P3" draw:layer="layout" draw:type="curve" svg:x1="21.775cm" svg:y1="7.835cm" svg:x2="20.555cm" svg:y2="8.3cm" draw:start-shape="id10" draw:start-glue-point="3" draw:end-shape="id11" draw:end-glue-point="1" svg:d="m21775 7835c-915 0-305 465-1220 465">
          <text:p/>
        </draw:connector>
        <draw:custom-shape draw:style-name="gr3" draw:text-style-name="P5" draw:layer="layout" svg:width="2.2cm" svg:height="1.9cm" svg:x="22.374cm" svg:y="8.6cm">
          <text:p text:style-name="P1"><text:span text:style-name="T3">▪</text:span><text:span text:style-name="T3">Must</text:span></text:p>
          <text:p text:style-name="P1"><text:span text:style-name="T3">▪</text:span><text:span text:style-name="T3">Should</text:span></text:p>
          <text:p text:style-name="P1"><text:span text:style-name="T3">▪</text:span><text:span text:style-name="T3">Can</text:span></text:p>
          <text:p text:style-name="P1"><text:span text:style-name="T3">▪</text:span><text:span text:style-name="T3">May</text:span></text:p>
          <text:p text:style-name="P1"><text:span text:style-name="T3">▪</text:span><text:span text:style-name="T3">Blocked</text:span></text:p>
          <draw:enhanced-geometry svg:viewBox="0 0 21600 21600" draw:path-stretchpoint-x="10800" draw:path-stretchpoint-y="10800" draw:text-areas="?f3 ?f4 ?f5 ?f6" draw:type="round-rectangle" draw:modifiers="1764.797913950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5.6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6.1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12" draw:id="id12" draw:layer="layout" svg:width="0.261cm" svg:height="0.271cm" svg:x="12.176cm" svg:y="5.302cm">
          <text:p/>
        </draw:ellipse>
        <draw:connector draw:style-name="gr4" draw:text-style-name="P3" draw:layer="layout" draw:type="curve" svg:x1="12.176cm" svg:y1="5.437cm" svg:x2="17.374cm" svg:y2="8.3cm" draw:start-shape="id12" draw:start-glue-point="3" draw:end-shape="id11" draw:end-glue-point="3" svg:d="m12176 5437c-751 0-3350 2863 5198 2863">
          <text:p/>
        </draw:connector>
        <draw:ellipse draw:style-name="gr5" draw:text-style-name="P3" xml:id="id3" draw:id="id3" draw:layer="layout" svg:width="0.261cm" svg:height="0.271cm" svg:x="6.101cm" svg:y="9.801cm">
          <text:p/>
        </draw:ellipse>
        <draw:rect draw:style-name="gr1" draw:text-style-name="P2" draw:layer="layout" svg:width="4.5cm" svg:height="2.4cm" svg:x="11.699cm" svg:y="10cm">
          <text:p text:style-name="P1"><text:span text:style-name="T1">application_id</text:span></text:p>
          <text:p text:style-name="P1"><text:span text:style-name="T1">application_label</text:span></text:p>
          <text:p text:style-name="P1"><text:span text:style-name="T1">application_type</text:span></text:p>
          <text:p text:style-name="P1"><text:span text:style-name="T1">run_this</text:span></text:p>
        </draw:rect>
        <draw:rect draw:style-name="gr2" draw:text-style-name="P4" xml:id="id15" draw:id="id15" draw:layer="layout" svg:width="4.5cm" svg:height="1cm" svg:x="11.699cm" svg:y="9cm">
          <text:p text:style-name="P3"><text:span text:style-name="T2">Application</text:span></text:p>
        </draw:rect>
        <draw:rect draw:style-name="gr1" draw:text-style-name="P2" draw:layer="layout" svg:width="3.5cm" svg:height="2.723cm" svg:x="23.1cm" svg:y="17.577cm">
          <text:p text:style-name="P1"><text:span text:style-name="T1">keyed_id</text:span></text:p>
          <text:p text:style-name="P1"><text:span text:style-name="T1">keyed_code</text:span></text:p>
          <text:p text:style-name="P1"><text:span text:style-name="T1">object_code</text:span></text:p>
          <text:p text:style-name="P1"><text:span text:style-name="T1">object_id</text:span></text:p>
          <text:p text:style-name="P1"><text:span text:style-name="T1">keyed_value</text:span></text:p>
        </draw:rect>
        <draw:rect draw:style-name="gr2" draw:text-style-name="P4" draw:layer="layout" svg:width="3.5cm" svg:height="1cm" svg:x="23.1cm" svg:y="16.577cm">
          <text:p text:style-name="P3"><text:span text:style-name="T2">Keyed Setting</text:span></text:p>
        </draw:rect>
        <draw:custom-shape draw:style-name="gr3" draw:text-style-name="P5" draw:layer="layout" svg:width="2.1cm" svg:height="0.5cm" svg:x="13.599cm" svg:y="11.6cm">
          <text:p text:style-name="P1"><text:span text:style-name="T4">Y or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0.251cm" svg:height="1.216cm" svg:x="16.5cm" svg:y="1.284cm">
          <draw:text-box>
            <text:p><text:span text:style-name="T6">DQA v0.9 Database ERD</text:span></text:p>
          </draw:text-box>
        </draw:frame>
        <draw:frame draw:style-name="gr7" draw:layer="layout" svg:width="5.286cm" svg:height="0.963cm" svg:x="21.214cm" svg:y="2.537cm">
          <draw:text-box>
            <text:p>Application Level</text:p>
          </draw:text-box>
        </draw:frame>
        <draw:rect draw:style-name="gr1" draw:text-style-name="P2" draw:layer="layout" svg:width="6cm" svg:height="2.723cm" svg:x="16.6cm" svg:y="14.177cm">
          <text:p text:style-name="P1"><text:span text:style-name="T1">report_type_id</text:span></text:p>
          <text:p text:style-name="P1"><text:span text:style-name="T1">report_type_label</text:span></text:p>
        </draw:rect>
        <draw:rect draw:style-name="gr2" draw:text-style-name="P4" xml:id="id17" draw:id="id17" draw:layer="layout" svg:width="6cm" svg:height="1cm" svg:x="16.6cm" svg:y="13.177cm">
          <text:p text:style-name="P3"><text:span text:style-name="T2">Report Type</text:span></text:p>
        </draw:rect>
        <draw:custom-shape draw:style-name="gr6" draw:text-style-name="P5" draw:layer="layout" svg:width="4.5cm" svg:height="1.219cm" svg:x="17.1cm" svg:y="15.458cm">
          <text:p text:style-name="P1"><text:span text:style-name="T4">1 – Vacc Admin</text:span></text:p>
          <text:p text:style-name="P1"><text:span text:style-name="T4">2 – Vacc Inven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xml:id="id19" draw:id="id19" draw:layer="layout" svg:width="4cm" svg:height="3.136cm" svg:x="11.2cm" svg:y="13.954cm">
          <text:p text:style-name="P1"><text:span text:style-name="T1">template_id</text:span></text:p>
          <text:p text:style-name="P1"><text:span text:style-name="T1">template_label</text:span></text:p>
          <text:p text:style-name="P1"><text:span text:style-name="T1">application_id</text:span></text:p>
          <text:p text:style-name="P1"><text:span text:style-name="T1">report_type_id</text:span></text:p>
          <text:p text:style-name="P1"><text:span text:style-name="T1">report_definition</text:span></text:p>
          <text:p text:style-name="P1"><text:span text:style-name="T1">base_profile_id</text:span></text:p>
        </draw:rect>
        <draw:rect draw:style-name="gr2" draw:text-style-name="P4" draw:layer="layout" svg:width="4cm" svg:height="1cm" svg:x="11.2cm" svg:y="12.954cm">
          <text:p text:style-name="P3"><text:span text:style-name="T2">Report Template</text:span></text:p>
        </draw:rect>
        <draw:ellipse draw:style-name="gr5" draw:text-style-name="P3" xml:id="id14" draw:id="id14" draw:layer="layout" svg:width="0.261cm" svg:height="0.271cm" svg:x="11.039cm" svg:y="15.177cm">
          <text:p/>
        </draw:ellipse>
        <draw:ellipse draw:style-name="gr5" draw:text-style-name="P3" xml:id="id13" draw:id="id13" draw:layer="layout" svg:width="0.261cm" svg:height="0.271cm" svg:x="11.078cm" svg:y="16.555cm">
          <text:p/>
        </draw:ellipse>
        <draw:ellipse draw:style-name="gr5" draw:text-style-name="P3" xml:id="id16" draw:id="id16" draw:layer="layout" svg:width="0.261cm" svg:height="0.271cm" svg:x="14.44cm" svg:y="15.578cm">
          <text:p/>
        </draw:ellipse>
        <draw:connector draw:style-name="gr4" draw:text-style-name="P3" draw:layer="layout" draw:type="curve" svg:x1="11.078cm" svg:y1="16.69cm" svg:x2="9cm" svg:y2="12.4cm" draw:start-shape="id13" draw:start-glue-point="3" draw:end-shape="id4" draw:end-glue-point="1" svg:d="m11078 16690c-1558 0-520-4290-2078-4290">
          <text:p/>
        </draw:connector>
        <draw:connector draw:style-name="gr4" draw:text-style-name="P3" draw:layer="layout" draw:type="curve" svg:x1="11.039cm" svg:y1="15.312cm" svg:x2="11.699cm" svg:y2="9.5cm" draw:start-shape="id14" draw:start-glue-point="3" draw:end-shape="id15" svg:d="m11039 15312c-751 0-1081-5812 660-5812">
          <text:p/>
        </draw:connector>
        <draw:connector draw:style-name="gr4" draw:text-style-name="P3" draw:layer="layout" draw:type="curve" svg:x1="14.701cm" svg:y1="15.713cm" svg:x2="16.6cm" svg:y2="13.677cm" draw:start-shape="id16" draw:start-glue-point="1" draw:end-shape="id17" draw:end-glue-point="3" svg:d="m14701 15713c1425 0 476-2036 1899-2036">
          <text:p/>
        </draw:connector>
        <draw:ellipse draw:style-name="gr5" draw:text-style-name="P3" xml:id="id18" draw:id="id18" draw:layer="layout" svg:width="0.261cm" svg:height="0.271cm" svg:x="5.94cm" svg:y="19.701cm">
          <text:p/>
        </draw:ellipse>
        <draw:connector draw:style-name="gr4" draw:text-style-name="P3" draw:layer="layout" draw:type="curve" svg:x1="6.201cm" svg:y1="19.836cm" svg:x2="13.2cm" svg:y2="17.09cm" draw:start-shape="id18" draw:start-glue-point="1" draw:end-shape="id19" draw:end-glue-point="2" svg:d="m6201 19836c4666 0 6999-915 6999-2746">
          <text:p/>
        </draw:connector>
        <draw:ellipse draw:style-name="gr5" draw:text-style-name="P3" xml:id="id20" draw:id="id20" draw:layer="layout" svg:width="0.261cm" svg:height="0.271cm" svg:x="23.84cm" svg:y="11.901cm">
          <text:p/>
        </draw:ellipse>
        <draw:connector draw:style-name="gr4" draw:text-style-name="P3" draw:layer="layout" draw:type="curve" svg:x1="24.101cm" svg:y1="12.036cm" svg:x2="26.675cm" svg:y2="12.022cm" draw:start-shape="id20" draw:start-glue-point="1" svg:d="m24101 12036c2307 0 1020-14 2574-14">
          <text:p/>
        </draw:connector>
        <draw:rect draw:style-name="gr1" draw:text-style-name="P2" draw:layer="layout" svg:width="4cm" svg:height="2.223cm" svg:x="16.6cm" svg:y="18.277cm">
          <text:p text:style-name="P1"><text:span text:style-name="T1">change_id</text:span></text:p>
          <text:p text:style-name="P1"><text:span text:style-name="T1">change_date</text:span></text:p>
          <text:p text:style-name="P1"><text:span text:style-name="T1">change_version</text:span></text:p>
          <text:p text:style-name="P1"><text:span text:style-name="T1">change_comment</text:span></text:p>
        </draw:rect>
        <draw:rect draw:style-name="gr2" draw:text-style-name="P4" draw:layer="layout" svg:width="4cm" svg:height="1cm" svg:x="16.6cm" svg:y="17.277cm">
          <text:p text:style-name="P3"><text:span text:style-name="T2">Database Log</text:span></text:p>
        </draw:rect>
      </draw:page>
      <draw:page draw:name="page2" draw:style-name="dp1" draw:master-page-name="Default">
        <draw:rect draw:style-name="gr1" draw:text-style-name="P2" draw:layer="layout" svg:width="4.289cm" svg:height="4cm" svg:x="16.011cm" svg:y="2cm">
          <text:p text:style-name="P1"><text:span text:style-name="T1">received_id</text:span></text:p>
          <text:p text:style-name="P1"><text:span text:style-name="T1">profile_id</text:span></text:p>
          <text:p text:style-name="P1"><text:span text:style-name="T1">received_date</text:span></text:p>
          <text:p text:style-name="P1"><text:span text:style-name="T1">request_text</text:span></text:p>
          <text:p text:style-name="P1"><text:span text:style-name="T1">response_text</text:span></text:p>
          <text:p text:style-name="P1"><text:span text:style-name="T1">action_code</text:span></text:p>
          <text:p text:style-name="P1"><text:span text:style-name="T1">submit_code</text:span></text:p>
          <text:p text:style-name="P1"><text:span text:style-name="T1">message_key</text:span></text:p>
        </draw:rect>
        <draw:rect draw:style-name="gr2" draw:text-style-name="P4" xml:id="id30" draw:id="id30" draw:layer="layout" svg:width="4.289cm" svg:height="1cm" svg:x="16.011cm" svg:y="1cm">
          <text:p text:style-name="P3"><text:span text:style-name="T2">Message Received</text:span></text:p>
        </draw:rect>
        <draw:rect draw:style-name="gr1" draw:text-style-name="P2" draw:layer="layout" svg:width="4.151cm" svg:height="4.2cm" svg:x="22.1cm" svg:y="8.3cm">
          <text:p text:style-name="P1"><text:span text:style-name="T1">code_id</text:span></text:p>
          <text:p text:style-name="P1"><text:span text:style-name="T1">code_label</text:span></text:p>
          <text:p text:style-name="P1"><text:span text:style-name="T1">profile_id</text:span></text:p>
          <text:p text:style-name="P1"><text:span text:style-name="T1">table_id</text:span></text:p>
          <text:p text:style-name="P1"><text:span text:style-name="T1">received_value</text:span></text:p>
          <text:p text:style-name="P1"><text:span text:style-name="T1">code_value</text:span></text:p>
          <text:p text:style-name="P1"><text:span text:style-name="T1">code_status</text:span></text:p>
          <text:p text:style-name="P1"><text:span text:style-name="T1">received_count</text:span></text:p>
          <text:p text:style-name="P1"><text:span text:style-name="T1"/></text:p>
        </draw:rect>
        <draw:rect draw:style-name="gr2" draw:text-style-name="P4" xml:id="id24" draw:id="id24" draw:layer="layout" svg:width="4.174cm" svg:height="1cm" svg:x="22.1cm" svg:y="7.3cm">
          <text:p text:style-name="P3"><text:span text:style-name="T2">Code Received</text:span></text:p>
        </draw:rect>
        <draw:rect draw:style-name="gr1" draw:text-style-name="P2" draw:layer="layout" svg:width="4.92cm" svg:height="3.4cm" svg:x="21.8cm" svg:y="16.9cm">
          <text:p text:style-name="P1"><text:span text:style-name="T1">code_status</text:span></text:p>
          <text:p text:style-name="P1"><text:span text:style-name="T1">code_label</text:span></text:p>
        </draw:rect>
        <draw:rect draw:style-name="gr2" draw:text-style-name="P4" xml:id="id28" draw:id="id28" draw:layer="layout" svg:width="4.92cm" svg:height="1cm" svg:x="21.8cm" svg:y="15.9cm">
          <text:p text:style-name="P3"><text:span text:style-name="T2">Code Status</text:span></text:p>
        </draw:rect>
        <draw:custom-shape draw:style-name="gr6" draw:text-style-name="P5" draw:layer="layout" svg:width="4.2cm" svg:height="1.945cm" svg:x="22.2cm" svg:y="18.1cm">
          <text:p text:style-name="P1"><text:span text:style-name="T4">V – Valid</text:span></text:p>
          <text:p text:style-name="P1"><text:span text:style-name="T4">I – Invalid</text:span></text:p>
          <text:p text:style-name="P1"><text:span text:style-name="T4">U – Unrecognized</text:span></text:p>
          <text:p text:style-name="P1"><text:span text:style-name="T4">D – Deprecated</text:span></text:p>
          <text:p text:style-name="P1"><text:span text:style-name="T4">G – Ignored</text:span></text:p>
          <draw:enhanced-geometry svg:viewBox="0 0 21600 21600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8cm" svg:height="1.711cm" svg:x="16.8cm" svg:y="13.7cm">
          <text:p text:style-name="P1"><text:span text:style-name="T1">table_id</text:span></text:p>
          <text:p text:style-name="P1"><text:span text:style-name="T1">table_label</text:span></text:p>
          <text:p text:style-name="P1"><text:span text:style-name="T1">default_code_value</text:span></text:p>
        </draw:rect>
        <draw:rect draw:style-name="gr2" draw:text-style-name="P4" xml:id="id26" draw:id="id26" draw:layer="layout" svg:width="4.18cm" svg:height="1cm" svg:x="16.8cm" svg:y="12.7cm">
          <text:p text:style-name="P3"><text:span text:style-name="T2">Code Table</text:span></text:p>
        </draw:rect>
        <draw:rect draw:style-name="gr1" draw:text-style-name="P2" draw:layer="layout" svg:width="3.589cm" svg:height="4.218cm" svg:x="22.111cm" svg:y="2cm">
          <text:p text:style-name="P1"><text:span text:style-name="T1">issue_found_id</text:span></text:p>
          <text:p text:style-name="P1"><text:span text:style-name="T1">received_id</text:span></text:p>
          <text:p text:style-name="P1"><text:span text:style-name="T1">issue_id</text:span></text:p>
          <text:p text:style-name="P1"><text:span text:style-name="T1">position_id</text:span></text:p>
          <text:p text:style-name="P1"><text:span text:style-name="T1">action_code</text:span></text:p>
          <text:p text:style-name="P1"><text:span text:style-name="T1"/></text:p>
          <text:p text:style-name="P1"><text:span text:style-name="T1"/></text:p>
          <text:p text:style-name="P1"><text:span text:style-name="T1">code_id</text:span></text:p>
        </draw:rect>
        <draw:rect draw:style-name="gr2" draw:text-style-name="P4" draw:layer="layout" svg:width="3.589cm" svg:height="1cm" svg:x="22.111cm" svg:y="1cm">
          <text:p text:style-name="P3"><text:span text:style-name="T2">Issue Found</text:span></text:p>
        </draw:rect>
        <draw:ellipse draw:style-name="gr5" draw:text-style-name="P3" xml:id="id21" draw:id="id21" draw:layer="layout" svg:width="0.261cm" svg:height="0.271cm" svg:x="21.95cm" svg:y="2.7cm">
          <text:p/>
        </draw:ellipse>
        <draw:connector draw:style-name="gr8" draw:text-style-name="P3" draw:layer="layout" draw:type="curve" svg:x1="21.95cm" svg:y1="2.835cm" svg:x2="20.812cm" svg:y2="1.56cm" draw:start-shape="id21" draw:start-glue-point="3" draw:end-shape="id22" draw:end-glue-point="7" svg:d="m21950 2835c-853 0-285-1275-1138-1275">
          <text:p/>
        </draw:connector>
        <draw:ellipse draw:style-name="gr5" draw:text-style-name="P3" xml:id="id23" draw:id="id23" draw:layer="layout" svg:width="0.261cm" svg:height="0.271cm" svg:x="24.051cm" svg:y="5.501cm">
          <text:p/>
        </draw:ellipse>
        <draw:connector draw:style-name="gr4" draw:text-style-name="P3" draw:layer="layout" draw:type="curve" svg:x1="24.181cm" svg:y1="5.772cm" svg:x2="24.187cm" svg:y2="7.3cm" draw:start-shape="id23" draw:start-glue-point="2" draw:end-shape="id24" draw:end-glue-point="0" svg:d="m24181 5772c0 1146 6 382 6 1528">
          <text:p/>
        </draw:connector>
        <draw:ellipse draw:style-name="gr5" draw:text-style-name="P3" xml:id="id25" draw:id="id25" draw:layer="layout" svg:width="0.261cm" svg:height="0.271cm" svg:x="22cm" svg:y="10.001cm">
          <text:p/>
        </draw:ellipse>
        <draw:connector draw:style-name="gr4" draw:text-style-name="P3" draw:layer="layout" draw:type="curve" svg:x1="22cm" svg:y1="10.136cm" svg:x2="20.98cm" svg:y2="13.2cm" draw:start-shape="id25" draw:start-glue-point="3" draw:end-shape="id26" draw:end-glue-point="1" svg:d="m22000 10136c-765 0-255 3064-1020 3064">
          <text:p/>
        </draw:connector>
        <draw:ellipse draw:style-name="gr5" draw:text-style-name="P3" xml:id="id27" draw:id="id27" draw:layer="layout" svg:width="0.261cm" svg:height="0.271cm" svg:x="25cm" svg:y="10.901cm">
          <text:p/>
        </draw:ellipse>
        <draw:connector draw:style-name="gr4" draw:text-style-name="P3" draw:layer="layout" draw:type="curve" svg:x1="25.261cm" svg:y1="11.036cm" svg:x2="24.26cm" svg:y2="15.9cm" draw:start-shape="id27" draw:start-glue-point="1" draw:end-shape="id28" draw:end-glue-point="0" svg:d="m25261 11036c751 0 626 1250 188 1580s-1189-262-1189 3284">
          <text:p/>
        </draw:connector>
        <draw:rect draw:style-name="gr1" draw:text-style-name="P2" draw:layer="layout" svg:width="3.7cm" svg:height="3.8cm" svg:x="10.8cm" svg:y="5.7cm">
          <text:p text:style-name="P1"><text:span text:style-name="T1">batch_id</text:span></text:p>
          <text:p text:style-name="P1"><text:span text:style-name="T1">batch_title</text:span></text:p>
          <text:p text:style-name="P1"><text:span text:style-name="T1">type_code</text:span></text:p>
          <text:p text:style-name="P1"><text:span text:style-name="T1">start_date</text:span></text:p>
          <text:p text:style-name="P1"><text:span text:style-name="T1">end_date</text:span></text:p>
          <text:p text:style-name="P1"><text:span text:style-name="T1">submit_code</text:span></text:p>
          <text:p text:style-name="P1"><text:span text:style-name="T1">profile_id</text:span></text:p>
        </draw:rect>
        <draw:rect draw:style-name="gr2" draw:text-style-name="P4" xml:id="id32" draw:id="id32" draw:layer="layout" svg:width="3.7cm" svg:height="1cm" svg:x="10.8cm" svg:y="4.7cm">
          <text:p text:style-name="P3"><text:span text:style-name="T2">Message Batch</text:span></text:p>
        </draw:rect>
        <draw:rect draw:style-name="gr1" draw:text-style-name="P2" draw:layer="layout" svg:width="4cm" svg:height="2.5cm" svg:x="1.9cm" svg:y="2.4cm">
          <text:p text:style-name="P1"><text:span text:style-name="T1">batch_issues_id</text:span></text:p>
          <text:p text:style-name="P1"><text:span text:style-name="T1">batch_id</text:span></text:p>
          <text:p text:style-name="P1"><text:span text:style-name="T1">issue_id</text:span></text:p>
          <text:p text:style-name="P1"><text:span text:style-name="T1">issue_count</text:span></text:p>
        </draw:rect>
        <draw:rect draw:style-name="gr2" draw:text-style-name="P4" draw:layer="layout" svg:width="4cm" svg:height="1cm" svg:x="1.9cm" svg:y="1.4cm">
          <text:p text:style-name="P3"><text:span text:style-name="T2">Batch Issues</text:span></text:p>
        </draw:rect>
        <draw:rect draw:style-name="gr1" draw:text-style-name="P2" draw:layer="layout" svg:width="4cm" svg:height="2.5cm" svg:x="1.958cm" svg:y="6.3cm">
          <text:p text:style-name="P1"><text:span text:style-name="T1">batch_actions_id</text:span></text:p>
          <text:p text:style-name="P1"><text:span text:style-name="T1">batch_id</text:span></text:p>
          <text:p text:style-name="P1"><text:span text:style-name="T1">action_code</text:span></text:p>
          <text:p text:style-name="P1"><text:span text:style-name="T1">action_count</text:span></text:p>
        </draw:rect>
        <draw:rect draw:style-name="gr2" draw:text-style-name="P4" draw:layer="layout" svg:width="4cm" svg:height="1cm" svg:x="1.958cm" svg:y="5.3cm">
          <text:p text:style-name="P3"><text:span text:style-name="T2">Batch Actions</text:span></text:p>
        </draw:rect>
        <draw:custom-shape draw:style-name="gr3" draw:text-style-name="P5" draw:layer="layout" svg:width="1.589cm" svg:height="0.5cm" svg:x="18.711cm" svg:y="4.5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789cm" svg:height="0.5cm" svg:x="23cm" svg:y="4.6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cm" svg:height="2.3cm" svg:x="10.861cm" svg:y="2cm">
          <text:p text:style-name="P1"><text:span text:style-name="T1">receive_queue_id</text:span></text:p>
          <text:p text:style-name="P1"><text:span text:style-name="T1">batch_id</text:span></text:p>
          <text:p text:style-name="P1"><text:span text:style-name="T1">received_id</text:span></text:p>
          <text:p text:style-name="P1"><text:span text:style-name="T1">submit_code</text:span></text:p>
        </draw:rect>
        <draw:ellipse draw:style-name="gr5" draw:text-style-name="P3" xml:id="id29" draw:id="id29" draw:layer="layout" svg:width="0.261cm" svg:height="0.271cm" svg:x="13.605cm" svg:y="3.1cm">
          <text:p/>
        </draw:ellipse>
        <draw:connector draw:style-name="gr4" draw:text-style-name="P3" draw:layer="layout" draw:type="curve" svg:x1="13.866cm" svg:y1="3.235cm" svg:x2="16.011cm" svg:y2="1.5cm" draw:start-shape="id29" draw:start-glue-point="1" draw:end-shape="id30" draw:end-glue-point="3" svg:d="m13866 3235c1609 0 537-1735 2145-1735">
          <text:p/>
        </draw:connector>
        <draw:custom-shape draw:style-name="gr3" draw:text-style-name="P5" draw:layer="layout" svg:width="1.642cm" svg:height="0.5cm" svg:x="4.658cm" svg:y="7.4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31" draw:id="id31" draw:layer="layout" svg:width="0.261cm" svg:height="0.271cm" svg:x="10.7cm" svg:y="2.624cm">
          <text:p/>
        </draw:ellipse>
        <draw:connector draw:style-name="gr8" draw:text-style-name="P3" draw:layer="layout" draw:type="curve" svg:x1="10.7cm" svg:y1="2.759cm" svg:x2="10.8cm" svg:y2="5.2cm" draw:start-shape="id31" draw:start-glue-point="3" draw:end-shape="id32" draw:end-glue-point="3" svg:d="m10700 2759c-751 0-801 2441 100 2441">
          <text:p/>
        </draw:connector>
        <draw:ellipse draw:style-name="gr5" draw:text-style-name="P3" xml:id="id33" draw:id="id33" draw:layer="layout" svg:width="0.261cm" svg:height="0.271cm" svg:x="3.982cm" svg:y="3.124cm">
          <text:p/>
        </draw:ellipse>
        <draw:connector draw:style-name="gr4" draw:text-style-name="P3" draw:layer="layout" draw:type="curve" svg:x1="4.243cm" svg:y1="3.259cm" svg:x2="10.8cm" svg:y2="5.2cm" draw:start-shape="id33" draw:start-glue-point="1" draw:end-shape="id32" draw:end-glue-point="3" svg:d="m4243 3259c4918 0 1640 1941 6557 1941">
          <text:p/>
        </draw:connector>
        <draw:ellipse draw:style-name="gr5" draw:text-style-name="P3" xml:id="id34" draw:id="id34" draw:layer="layout" svg:width="0.261cm" svg:height="0.271cm" svg:x="4cm" svg:y="7cm">
          <text:p/>
        </draw:ellipse>
        <draw:connector draw:style-name="gr8" draw:text-style-name="P3" draw:layer="layout" draw:type="curve" svg:x1="4.261cm" svg:y1="7.135cm" svg:x2="10.8cm" svg:y2="5.2cm" draw:start-shape="id34" draw:start-glue-point="1" draw:end-shape="id32" draw:end-glue-point="3" svg:d="m4261 7135c4905 0 1636-1935 6539-1935">
          <text:p/>
        </draw:connector>
        <draw:ellipse draw:style-name="gr5" draw:text-style-name="P3" xml:id="id35" draw:id="id35" draw:layer="layout" svg:width="0.261cm" svg:height="0.271cm" svg:x="10.7cm" svg:y="6.901cm">
          <text:p/>
        </draw:ellipse>
        <draw:connector draw:style-name="gr4" draw:text-style-name="P3" draw:layer="layout" draw:type="curve" svg:x1="10.7cm" svg:y1="7.036cm" svg:x2="10.847cm" svg:y2="10.868cm" draw:start-shape="id35" draw:start-glue-point="3" draw:end-shape="id36" svg:d="m10700 7036c-751 0-825 3832 147 3832">
          <text:p/>
        </draw:connector>
        <draw:ellipse draw:style-name="gr5" draw:text-style-name="P3" xml:id="id37" draw:id="id37" draw:layer="layout" svg:width="0.261cm" svg:height="0.271cm" svg:x="13.639cm" svg:y="8.329cm">
          <text:p/>
        </draw:ellipse>
        <draw:connector draw:style-name="gr4" draw:text-style-name="P3" draw:layer="layout" draw:type="curve" svg:x1="13.9cm" svg:y1="8.464cm" svg:x2="17.088cm" svg:y2="6.855cm" draw:start-shape="id37" draw:start-glue-point="1" draw:end-shape="id38" svg:d="m13900 8464c2391 0 797-1609 3188-1609">
          <text:p/>
        </draw:connector>
        <draw:circle draw:style-name="gr5" draw:text-style-name="P3" xml:id="id39" draw:id="id39" draw:layer="layout" svg:width="0.279cm" svg:height="0.279cm" svg:x="18.839cm" svg:y="5.119cm">
          <text:p/>
        </draw:circle>
        <draw:connector draw:style-name="gr4" draw:text-style-name="P3" draw:layer="layout" draw:type="curve" svg:x1="19.118cm" svg:y1="5.258cm" svg:x2="20.8cm" svg:y2="6.855cm" draw:start-shape="id39" draw:start-glue-point="1" draw:end-shape="id38" svg:d="m19118 5258c3274 0 2433 1597 1682 1597">
          <text:p/>
        </draw:connector>
        <draw:custom-shape draw:style-name="gr9" draw:text-style-name="P3" xml:id="id22" draw:id="id22" draw:layer="layout" svg:width="0.282cm" svg:height="0.413cm" draw:transform="rotate (1.5707963267946) translate (20.4cm 1.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xml:id="id40" draw:id="id40" draw:layer="layout" svg:width="0.261cm" svg:height="0.271cm" svg:x="13.606cm" svg:y="3.701cm">
          <text:p/>
        </draw:ellipse>
        <draw:connector draw:style-name="gr4" draw:text-style-name="P3" draw:layer="layout" draw:type="curve" svg:x1="13.867cm" svg:y1="3.836cm" svg:x2="17.088cm" svg:y2="6.855cm" draw:start-shape="id40" draw:start-glue-point="1" draw:end-shape="id38" draw:end-glue-point="3" svg:d="m13867 3836c2416 0 806 3019 3221 3019">
          <text:p/>
        </draw:connector>
        <draw:ellipse draw:style-name="gr5" draw:text-style-name="P3" xml:id="id41" draw:id="id41" draw:layer="layout" svg:width="0.261cm" svg:height="0.271cm" svg:x="15.94cm" svg:y="2.72cm">
          <text:p/>
        </draw:ellipse>
        <draw:connector draw:style-name="gr4" draw:text-style-name="P3" draw:layer="layout" draw:type="curve" svg:x1="15.94cm" svg:y1="2.855cm" svg:x2="15.067cm" svg:y2="2.836cm" draw:start-shape="id41" draw:start-glue-point="3" svg:d="m15940 2855c-1030 0-594-19-873-19">
          <text:p/>
        </draw:connector>
        <draw:ellipse draw:style-name="gr5" draw:text-style-name="P3" xml:id="id42" draw:id="id42" draw:layer="layout" svg:width="0.261cm" svg:height="0.271cm" svg:x="21.94cm" svg:y="3.221cm">
          <text:p/>
        </draw:ellipse>
        <draw:connector draw:style-name="gr4" draw:text-style-name="P3" draw:layer="layout" draw:type="curve" svg:x1="21.94cm" svg:y1="3.356cm" svg:x2="21.067cm" svg:y2="3.337cm" draw:start-shape="id42" draw:start-glue-point="3" svg:d="m21940 3356c-1030 0-594-19-873-19">
          <text:p/>
        </draw:connector>
        <draw:ellipse draw:style-name="gr5" draw:text-style-name="P3" xml:id="id43" draw:id="id43" draw:layer="layout" svg:width="0.261cm" svg:height="0.271cm" svg:x="22cm" svg:y="9.521cm">
          <text:p/>
        </draw:ellipse>
        <draw:connector draw:style-name="gr4" draw:text-style-name="P3" draw:layer="layout" draw:type="curve" svg:x1="22cm" svg:y1="9.656cm" svg:x2="21.351cm" svg:y2="9.64cm" draw:start-shape="id43" draw:start-glue-point="3" svg:d="m22000 9656c-862 0-538-16-649-16">
          <text:p/>
        </draw:connector>
        <draw:ellipse draw:style-name="gr5" draw:text-style-name="P3" xml:id="id44" draw:id="id44" draw:layer="layout" svg:width="0.261cm" svg:height="0.271cm" svg:x="1.782cm" svg:y="3.521cm">
          <text:p/>
        </draw:ellipse>
        <draw:connector draw:style-name="gr4" draw:text-style-name="P3" draw:layer="layout" draw:type="curve" svg:x1="1.782cm" svg:y1="3.656cm" svg:x2="1.133cm" svg:y2="3.636cm" draw:start-shape="id44" draw:start-glue-point="3" svg:d="m1782 3656c-862 0-538-20-649-20">
          <text:p/>
        </draw:connector>
        <draw:ellipse draw:style-name="gr5" draw:text-style-name="P3" xml:id="id45" draw:id="id45" draw:layer="layout" svg:width="0.261cm" svg:height="0.271cm" svg:x="10.639cm" svg:y="8.8cm">
          <text:p/>
        </draw:ellipse>
        <draw:connector draw:style-name="gr4" draw:text-style-name="P3" draw:layer="layout" draw:type="curve" svg:x1="10.639cm" svg:y1="8.935cm" svg:x2="9.156cm" svg:y2="8.927cm" draw:start-shape="id45" draw:start-glue-point="3" svg:d="m10639 8935c-1488 0-747-8-1483-8">
          <text:p/>
        </draw:connector>
        <draw:rect draw:style-name="gr2" draw:text-style-name="P4" draw:layer="layout" svg:width="4cm" svg:height="1cm" svg:x="10.861cm" svg:y="1cm">
          <text:p text:style-name="P3"><text:span text:style-name="T2">Receive Queue</text:span></text:p>
        </draw:rect>
        <draw:rect draw:style-name="gr1" draw:text-style-name="P2" draw:layer="layout" svg:width="3.599cm" svg:height="2.746cm" svg:x="16.5cm" svg:y="17.5cm">
          <text:p text:style-name="P1"><text:span text:style-name="T1">code_master_id</text:span></text:p>
          <text:p text:style-name="P1"><text:span text:style-name="T1">table_id</text:span></text:p>
          <text:p text:style-name="P1"><text:span text:style-name="T1">code_value</text:span></text:p>
          <text:p text:style-name="P1"><text:span text:style-name="T1">use_value</text:span></text:p>
          <text:p text:style-name="P1"><text:span text:style-name="T1">code_status</text:span></text:p>
        </draw:rect>
        <draw:rect draw:style-name="gr2" draw:text-style-name="P4" draw:layer="layout" svg:width="3.609cm" svg:height="1cm" svg:x="16.5cm" svg:y="16.5cm">
          <text:p text:style-name="P3"><text:span text:style-name="T2">Code Master</text:span></text:p>
        </draw:rect>
        <draw:ellipse draw:style-name="gr5" draw:text-style-name="P3" xml:id="id46" draw:id="id46" draw:layer="layout" svg:width="0.261cm" svg:height="0.271cm" svg:x="19.2cm" svg:y="19.629cm">
          <text:p/>
        </draw:ellipse>
        <draw:connector draw:style-name="gr4" draw:text-style-name="P3" draw:layer="layout" draw:type="curve" svg:x1="19.461cm" svg:y1="19.764cm" svg:x2="21.8cm" svg:y2="16.4cm" draw:start-shape="id46" draw:start-glue-point="1" draw:end-shape="id28" draw:end-glue-point="3" svg:d="m19461 19764c1755 0 586-3364 2339-3364">
          <text:p/>
        </draw:connector>
        <draw:ellipse draw:style-name="gr5" draw:text-style-name="P3" xml:id="id47" draw:id="id47" draw:layer="layout" svg:width="0.261cm" svg:height="0.271cm" svg:x="16.4cm" svg:y="18.172cm">
          <text:p/>
        </draw:ellipse>
        <draw:connector draw:style-name="gr4" draw:text-style-name="P3" draw:layer="layout" draw:type="curve" svg:x1="16.4cm" svg:y1="18.307cm" svg:x2="16.8cm" svg:y2="13.2cm" draw:start-shape="id47" draw:start-glue-point="3" draw:end-shape="id26" draw:end-glue-point="3" svg:d="m16400 18307c-751 0-951-5107 400-5107">
          <text:p/>
        </draw:connector>
        <draw:rect draw:style-name="gr1" draw:text-style-name="P2" draw:layer="layout" svg:width="5.153cm" svg:height="2.4cm" svg:x="8cm" svg:y="16.1cm">
          <text:p text:style-name="P1"><text:span text:style-name="T1">batch_code_received_id</text:span></text:p>
          <text:p text:style-name="P1"><text:span text:style-name="T1">batch_id</text:span></text:p>
          <text:p text:style-name="P1"><text:span text:style-name="T1">coded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8cm" svg:y="15.1cm">
          <text:p text:style-name="P3"><text:span text:style-name="T2">Batch Code Received</text:span></text:p>
        </draw:rect>
        <draw:rect draw:style-name="gr1" draw:text-style-name="P2" draw:layer="layout" svg:width="5.153cm" svg:height="2cm" svg:x="1.5cm" svg:y="10cm">
          <text:p text:style-name="P1"><text:span text:style-name="T1">batch_vaccine_cvx_id</text:span></text:p>
          <text:p text:style-name="P1"><text:span text:style-name="T1">batch_id</text:span></text:p>
          <text:p text:style-name="P1"><text:span text:style-name="T1">cvx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1.5cm" svg:y="9cm">
          <text:p text:style-name="P3"><text:span text:style-name="T2">Batch Vaccine CVX</text:span></text:p>
        </draw:rect>
        <draw:ellipse draw:style-name="gr5" draw:text-style-name="P3" xml:id="id48" draw:id="id48" draw:layer="layout" svg:width="0.261cm" svg:height="0.271cm" svg:x="3.9cm" svg:y="10.729cm">
          <text:p/>
        </draw:ellipse>
        <draw:connector draw:style-name="gr4" draw:text-style-name="P3" draw:layer="layout" draw:type="curve" svg:x1="4.161cm" svg:y1="10.864cm" svg:x2="10.8cm" svg:y2="5.2cm" draw:start-shape="id48" draw:start-glue-point="1" draw:end-shape="id32" svg:d="m4161 10864c4980 0 1661-5664 6639-5664">
          <text:p/>
        </draw:connector>
        <draw:ellipse draw:style-name="gr5" draw:text-style-name="P3" xml:id="id49" draw:id="id49" draw:layer="layout" svg:width="0.261cm" svg:height="0.271cm" svg:x="1.339cm" svg:y="11.229cm">
          <text:p/>
        </draw:ellipse>
        <draw:connector draw:style-name="gr4" draw:text-style-name="P3" draw:layer="layout" draw:type="curve" svg:x1="1.339cm" svg:y1="11.364cm" svg:x2="0.69cm" svg:y2="11.344cm" draw:start-shape="id49" draw:start-glue-point="3" svg:d="m1339 11364c-862 0-538-20-649-20">
          <text:p/>
        </draw:connector>
        <draw:ellipse draw:style-name="gr5" draw:text-style-name="P3" xml:id="id50" draw:id="id50" draw:layer="layout" svg:width="0.261cm" svg:height="0.271cm" svg:x="7.9cm" svg:y="16.829cm">
          <text:p/>
        </draw:ellipse>
        <draw:connector draw:style-name="gr4" draw:text-style-name="P3" draw:layer="layout" draw:type="curve" svg:x1="7.9cm" svg:y1="16.964cm" svg:x2="10.8cm" svg:y2="5.2cm" draw:start-shape="id50" draw:start-glue-point="3" draw:end-shape="id32" svg:d="m7900 16964c-751 0-2201-11764 2900-11764">
          <text:p/>
        </draw:connector>
        <draw:ellipse draw:style-name="gr5" draw:text-style-name="P3" xml:id="id51" draw:id="id51" draw:layer="layout" svg:width="0.261cm" svg:height="0.271cm" svg:x="10cm" svg:y="17.329cm">
          <text:p/>
        </draw:ellipse>
        <draw:connector draw:style-name="gr4" draw:text-style-name="P3" draw:layer="layout" draw:type="curve" svg:x1="10.261cm" svg:y1="17.464cm" svg:x2="22.1cm" svg:y2="7.8cm" draw:start-shape="id51" draw:start-glue-point="1" draw:end-shape="id24" draw:end-glue-point="3" svg:d="m10261 17464c8880 0 2961-9664 11839-9664">
          <text:p/>
        </draw:connector>
        <draw:rect draw:style-name="gr1" draw:text-style-name="P2" draw:layer="layout" svg:width="3.653cm" svg:height="3.432cm" svg:x="10.847cm" svg:y="11.368cm">
          <text:p text:style-name="P1"><text:span text:style-name="T1">type_code</text:span></text:p>
          <text:p text:style-name="P1"><text:span text:style-name="T1">type_label</text:span></text:p>
        </draw:rect>
        <draw:rect draw:style-name="gr2" draw:text-style-name="P4" xml:id="id36" draw:id="id36" draw:layer="layout" svg:width="3.653cm" svg:height="1cm" svg:x="10.847cm" svg:y="10.368cm">
          <text:p text:style-name="P3"><text:span text:style-name="T2">Batch Type</text:span></text:p>
        </draw:rect>
        <draw:custom-shape draw:style-name="gr6" draw:text-style-name="P5" draw:layer="layout" svg:width="3.054cm" svg:height="1.948cm" svg:x="11.147cm" svg:y="12.568cm">
          <text:p text:style-name="P1"><text:span text:style-name="T4">S Submission</text:span></text:p>
          <text:p text:style-name="P1"><text:span text:style-name="T4">D Daily</text:span></text:p>
          <text:p text:style-name="P1"><text:span text:style-name="T4">W Weekly</text:span></text:p>
          <text:p text:style-name="P1"><text:span text:style-name="T4">M Monthly</text:span></text:p>
          <text:p text:style-name="P1"><text:span text:style-name="T4">O Other</text:span></text:p>
          <draw:enhanced-geometry svg:viewBox="0 0 21600 21600" draw:path-stretchpoint-x="10800" draw:path-stretchpoint-y="10800" draw:text-areas="?f3 ?f4 ?f5 ?f6" draw:type="round-rectangle" draw:modifiers="2133.22670931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.712cm" svg:height="3.645cm" svg:x="17.088cm" svg:y="7.355cm">
          <text:p text:style-name="P1"><text:span text:style-name="T1">submit_code</text:span></text:p>
          <text:p text:style-name="P1"><text:span text:style-name="T1">submit_label</text:span></text:p>
        </draw:rect>
        <draw:rect draw:style-name="gr2" draw:text-style-name="P4" xml:id="id38" draw:id="id38" draw:layer="layout" svg:width="3.712cm" svg:height="1cm" svg:x="17.088cm" svg:y="6.355cm">
          <text:p text:style-name="P3"><text:span text:style-name="T2">Submit Status</text:span></text:p>
        </draw:rect>
        <draw:custom-shape draw:style-name="gr6" draw:text-style-name="P5" draw:layer="layout" svg:width="2.883cm" svg:height="2.046cm" svg:x="17.388cm" svg:y="8.655cm">
          <text:p text:style-name="P1"><text:span text:style-name="T4">E Excluded</text:span></text:p>
          <text:p text:style-name="P1"><text:span text:style-name="T4">Q Queued</text:span></text:p>
          <text:p text:style-name="P1"><text:span text:style-name="T4">H Hold</text:span></text:p>
          <text:p text:style-name="P1"><text:span text:style-name="T4">P Prepared</text:span></text:p>
          <text:p text:style-name="P1"><text:span text:style-name="T4">S Submitted</text:span></text:p>
          <draw:enhanced-geometry svg:viewBox="0 0 21600 21600" draw:path-stretchpoint-x="10800" draw:path-stretchpoint-y="10800" draw:text-areas="?f3 ?f4 ?f5 ?f6" draw:type="round-rectangle" draw:modifiers="1848.22071171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782cm" svg:height="0.963cm" svg:x="1.218cm" svg:y="19.4cm">
          <draw:text-box>
            <text:p>Core Validation</text:p>
          </draw:text-box>
        </draw:frame>
        <draw:rect draw:style-name="gr1" draw:text-style-name="P2" draw:layer="layout" svg:width="3.5cm" svg:height="2cm" svg:x="6.5cm" svg:y="2cm">
          <text:p text:style-name="P1"><text:span text:style-name="T1">report_report_id</text:span></text:p>
          <text:p text:style-name="P1"><text:span text:style-name="T1">batch_id</text:span></text:p>
          <text:p text:style-name="P1"><text:span text:style-name="T1">...</text:span></text:p>
          <text:p text:style-name="P1"><text:span text:style-name="T1"/></text:p>
        </draw:rect>
        <draw:rect draw:style-name="gr2" draw:text-style-name="P4" draw:layer="layout" svg:width="3.5cm" svg:height="1cm" svg:x="6.5cm" svg:y="1cm">
          <text:p text:style-name="P3"><text:span text:style-name="T2">Batch Report</text:span></text:p>
        </draw:rect>
        <draw:ellipse draw:style-name="gr5" draw:text-style-name="P3" xml:id="id52" draw:id="id52" draw:layer="layout" svg:width="0.261cm" svg:height="0.271cm" svg:x="8.839cm" svg:y="2.729cm">
          <text:p/>
        </draw:ellipse>
        <draw:connector draw:style-name="gr8" draw:text-style-name="P3" draw:layer="layout" draw:type="curve" svg:x1="8.969cm" svg:y1="3cm" svg:x2="10.8cm" svg:y2="5.2cm" draw:start-shape="id52" draw:start-glue-point="2" draw:end-shape="id32" draw:end-glue-point="3" svg:d="m8969 3000c0 1467 610 2200 1831 2200">
          <text:p/>
        </draw:connector>
      </draw:page>
      <draw:page draw:name="page3" draw:style-name="dp1" draw:master-page-name="Default">
        <draw:rect draw:style-name="gr1" draw:text-style-name="P2" draw:layer="layout" svg:width="6.5cm" svg:height="14cm" svg:x="1cm" svg:y="2cm">
          <text:p text:style-name="P1"><text:span text:style-name="T7">report_id</text:span></text:p>
          <text:p text:style-name="P1"><text:span text:style-name="T7">batch_id</text:span></text:p>
          <text:p text:style-name="P1"><text:span text:style-name="T1">comp_patient_score</text:span></text:p>
          <text:p text:style-name="P1"><text:span text:style-name="T1">comp_score</text:span></text:p>
          <text:p text:style-name="P1"><text:span text:style-name="T1">comp_vaccination_score</text:span></text:p>
          <text:p text:style-name="P1"><text:span text:style-name="T1">message_count</text:span></text:p>
          <text:p text:style-name="P1"><text:span text:style-name="T1">message_with_admin_count</text:span></text:p>
          <text:p text:style-name="P1"><text:span text:style-name="T1">next_of_kin_count</text:span></text:p>
          <text:p text:style-name="P1"><text:span text:style-name="T1">overall_score</text:span></text:p>
          <text:p text:style-name="P1"><text:span text:style-name="T1">patient_count</text:span></text:p>
          <text:p text:style-name="P1"><text:span text:style-name="T1">patient_underage_count</text:span></text:p>
          <text:p text:style-name="P1"><text:span text:style-name="T1">qual_error_score</text:span></text:p>
          <text:p text:style-name="P1"><text:span text:style-name="T1">qual_score</text:span></text:p>
          <text:p text:style-name="P1"><text:span text:style-name="T1">qual_warn_score</text:span></text:p>
          <text:p text:style-name="P1"><text:span text:style-name="T1">time_average</text:span></text:p>
          <text:p text:style-name="P1"><text:span text:style-name="T1">time_count_2_days</text:span></text:p>
          <text:p text:style-name="P1"><text:span text:style-name="T1">time_count_30_days</text:span></text:p>
          <text:p text:style-name="P1"><text:span text:style-name="T1">time_count_7_days</text:span></text:p>
          <text:p text:style-name="P1"><text:span text:style-name="T1">time_date_first</text:span></text:p>
          <text:p text:style-name="P1"><text:span text:style-name="T1">time_date_last</text:span></text:p>
          <text:p text:style-name="P1"><text:span text:style-name="T1">time_score</text:span></text:p>
          <text:p text:style-name="P1"><text:span text:style-name="T1">time_score_2_days</text:span></text:p>
          <text:p text:style-name="P1"><text:span text:style-name="T1">time_score_30_days</text:span></text:p>
          <text:p text:style-name="P1"><text:span text:style-name="T1">time_score_7_days</text:span></text:p>
          <text:p text:style-name="P1"><text:span text:style-name="T1">vacc_admin_count</text:span></text:p>
          <text:p text:style-name="P1"><text:span text:style-name="T1">vacc_delete_count</text:span></text:p>
          <text:p text:style-name="P1"><text:span text:style-name="T1">vacc_historical_count</text:span></text:p>
          <text:p text:style-name="P1"><text:span text:style-name="T1">vacc_not_admin_count</text:span></text:p>
        </draw:rect>
        <draw:rect draw:style-name="gr2" draw:text-style-name="P4" draw:layer="layout" svg:width="6.5cm" svg:height="1cm" svg:x="1cm" svg:y="1cm">
          <text:p text:style-name="P3"><text:span text:style-name="T2">Batch Report</text:span></text:p>
        </draw:rect>
        <draw:rect draw:style-name="gr1" draw:text-style-name="P2" draw:layer="layout" svg:width="11cm" svg:height="5.1cm" svg:x="9cm" svg:y="15.5cm">
          <text:p text:style-name="P1"><text:span text:style-name="T7">next_of_kin_id</text:span></text:p>
          <text:p text:style-name="P1"><text:span text:style-name="T7">received_id</text:span></text:p>
          <text:p text:style-name="P1"><text:span text:style-name="T7">position_id</text:span></text:p>
          <text:p text:style-name="P1"><text:span text:style-name="T7">skipped</text:span></text:p>
          <text:p text:style-name="P1"><text:span text:style-name="T1">address_city</text:span></text:p>
          <text:p text:style-name="P1"><text:span text:style-name="T1">address_country <text:s text:c="5"/></text:span></text:p>
          <text:p text:style-name="P1"><text:span text:style-name="T1">address_county_parish</text:span></text:p>
          <text:p text:style-name="P1"><text:span text:style-name="T1">address_state <text:s text:c="7"/></text:span></text:p>
          <text:p text:style-name="P1"><text:span text:style-name="T1">address_street <text:s text:c="6"/></text:span></text:p>
          <text:p text:style-name="P1"><text:span text:style-name="T1">address_street2 <text:s text:c="5"/>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11cm" svg:height="1cm" svg:x="9cm" svg:y="14.5cm">
          <text:p text:style-name="P3"><text:span text:style-name="T2">Next of Kin</text:span></text:p>
        </draw:rect>
        <draw:rect draw:style-name="gr1" draw:text-style-name="P2" draw:layer="layout" svg:width="11cm" svg:height="12.127cm" svg:x="9cm" svg:y="2cm">
          <text:p text:style-name="P1"><text:span text:style-name="T7">patient_id</text:span></text:p>
          <text:p text:style-name="P1"><text:span text:style-name="T7">received_id</text:span></text:p>
          <text:p text:style-name="P1"><text:span text:style-name="T7">skipped</text:span></text:p>
          <text:p text:style-name="P1"><text:span text:style-name="T1">address_city</text:span></text:p>
          <text:p text:style-name="P1"><text:span text:style-name="T1">address_country</text:span></text:p>
          <text:p text:style-name="P1"><text:span text:style-name="T1">address_county_parish</text:span></text:p>
          <text:p text:style-name="P1"><text:span text:style-name="T1">address_state</text:span></text:p>
          <text:p text:style-name="P1"><text:span text:style-name="T1">address_street</text:span></text:p>
          <text:p text:style-name="P1"><text:span text:style-name="T1">address_street2</text:span></text:p>
          <text:p text:style-name="P1"><text:span text:style-name="T1">address_type</text:span></text:p>
          <text:p text:style-name="P1"><text:span text:style-name="T1">address_zip</text:span></text:p>
          <text:p text:style-name="P1"><text:span text:style-name="T1">alias_first</text:span></text:p>
          <text:p text:style-name="P1"><text:span text:style-name="T1">alias_last</text:span></text:p>
          <text:p text:style-name="P1"><text:span text:style-name="T1">alias_middle</text:span></text:p>
          <text:p text:style-name="P1"><text:span text:style-name="T1">alias_prefix</text:span></text:p>
          <text:p text:style-name="P1"><text:span text:style-name="T1">alias_suffix</text:span></text:p>
          <text:p text:style-name="P1"><text:span text:style-name="T1">alias_type_code</text:span></text:p>
          <text:p text:style-name="P1"><text:span text:style-name="T1">birth_date</text:span></text:p>
          <text:p text:style-name="P1"><text:span text:style-name="T1">birth_muliple</text:span></text:p>
          <text:p text:style-name="P1"><text:span text:style-name="T1">birth_order</text:span></text:p>
          <text:p text:style-name="P1"><text:span text:style-name="T1">birth_place</text:span></text:p>
          <text:p text:style-name="P1"><text:span text:style-name="T1">death_date</text:span></text:p>
          <text:p text:style-name="P1"><text:span text:style-name="T1">death_indicator</text:span></text:p>
          <text:p text:style-name="P1"><text:span text:style-name="T1">ethnicity_code</text:span></text:p>
          <text:p text:style-name="P1"><text:span text:style-name="T1">facility_id</text:span></text:p>
          <text:p text:style-name="P1"/>
          <text:p text:style-name="P1"><text:span text:style-name="T1"/></text:p>
        </draw:rect>
        <draw:rect draw:style-name="gr2" draw:text-style-name="P4" draw:layer="layout" svg:width="11cm" svg:height="1cm" svg:x="9cm" svg:y="1cm">
          <text:p text:style-name="P3"><text:span text:style-name="T2">Patient</text:span></text:p>
        </draw:rect>
        <draw:frame draw:style-name="gr7" draw:layer="layout" svg:width="5.345cm" svg:height="11.627cm" svg:x="14.055cm" svg:y="2cm">
          <draw:text-box>
            <text:p text:style-name="P1"><text:span text:style-name="T1">facility_name</text:span></text:p>
            <text:p text:style-name="P1"><text:span text:style-name="T1">financial_eligibility</text:span></text:p>
            <text:p text:style-name="P1"><text:span text:style-name="T1">id_medicaid</text:span></text:p>
            <text:p text:style-name="P1"><text:span text:style-name="T1">id_ssn</text:span></text:p>
            <text:p text:style-name="P1"><text:span text:style-name="T1">id_submitter_assign_auth</text:span></text:p>
            <text:p text:style-name="P1"><text:span text:style-name="T1">id_submitter_number</text:span></text:p>
            <text:p text:style-name="P1"><text:span text:style-name="T1">id_submitter_type_code</text:span></text:p>
            <text:p text:style-name="P1"><text:span text:style-name="T1">mother_maiden_name</text:span></text:p>
            <text:p text:style-name="P1"><text:span text:style-name="T1">name_first</text:span></text:p>
            <text:p text:style-name="P1"><text:span text:style-name="T1">name_last</text:span></text:p>
            <text:p text:style-name="P1"><text:span text:style-name="T1">name_middle</text:span></text:p>
            <text:p text:style-name="P1"><text:span text:style-name="T1">name_prefix</text:span></text:p>
            <text:p text:style-name="P1"><text:span text:style-name="T1">name_suffix</text:span></text:p>
            <text:p text:style-name="P1"><text:span text:style-name="T1">name_type_code</text:span></text:p>
            <text:p text:style-name="P1"><text:span text:style-name="T1">phone_number</text:span></text:p>
            <text:p text:style-name="P1"><text:span text:style-name="T1">physician_name_first</text:span></text:p>
            <text:p text:style-name="P1"><text:span text:style-name="T1">physician_name_last</text:span></text:p>
            <text:p text:style-name="P1"><text:span text:style-name="T1">physician_number</text:span></text:p>
            <text:p text:style-name="P1"><text:span text:style-name="T1">primary_language_code</text:span></text:p>
            <text:p text:style-name="P1"><text:span text:style-name="T1">protection_code</text:span></text:p>
            <text:p text:style-name="P1"><text:span text:style-name="T1">publicity_code</text:span></text:p>
            <text:p text:style-name="P1"><text:span text:style-name="T1">race_code</text:span></text:p>
            <text:p text:style-name="P1"><text:span text:style-name="T1">registry_status</text:span></text:p>
            <text:p text:style-name="P1"><text:span text:style-name="T1">sex_code</text:span></text:p>
          </draw:text-box>
        </draw:frame>
        <draw:rect draw:style-name="gr1" draw:text-style-name="P2" draw:layer="layout" svg:width="5.5cm" svg:height="15.071cm" svg:x="21.1cm" svg:y="2cm">
          <text:p text:style-name="P1"><text:span text:style-name="T7">vaccination_id</text:span></text:p>
          <text:p text:style-name="P1"><text:span text:style-name="T7">received_id</text:span></text:p>
          <text:p text:style-name="P1"><text:span text:style-name="T7">position_id</text:span></text:p>
          <text:p text:style-name="P1"><text:span text:style-name="T7">skipped</text:span></text:p>
          <text:p text:style-name="P1"><text:span text:style-name="T1">admin_code_cpt</text:span></text:p>
          <text:p text:style-name="P1"><text:span text:style-name="T1">admin_code_cvx</text:span></text:p>
          <text:p text:style-name="P1"><text:span text:style-name="T1">admin_date</text:span></text:p>
          <text:p text:style-name="P1"><text:span text:style-name="T1">amount</text:span></text:p>
          <text:p text:style-name="P1"><text:span text:style-name="T1">amount_unit_code</text:span></text:p>
          <text:p text:style-name="P1"><text:span text:style-name="T1">body_route_code</text:span></text:p>
          <text:p text:style-name="P1"><text:span text:style-name="T1">body_site_code</text:span></text:p>
          <text:p text:style-name="P1"><text:span text:style-name="T1">completion_status_code</text:span></text:p>
          <text:p text:style-name="P1"><text:span text:style-name="T1">confidentiality_code</text:span></text:p>
          <text:p text:style-name="P1"><text:span text:style-name="T1">entered_by_number</text:span></text:p>
          <text:p text:style-name="P1"><text:span text:style-name="T1">entered_by_name_first</text:span></text:p>
          <text:p text:style-name="P1"><text:span text:style-name="T1">entered_by_name_last</text:span></text:p>
          <text:p text:style-name="P1"><text:span text:style-name="T1">expiration_date</text:span></text:p>
          <text:p text:style-name="P1"><text:span text:style-name="T1">facility_id</text:span></text:p>
          <text:p text:style-name="P1"><text:span text:style-name="T1">facility_name</text:span></text:p>
          <text:p text:style-name="P1"><text:span text:style-name="T1">financial_eligibility_code</text:span></text:p>
          <text:p text:style-name="P1"><text:span text:style-name="T1">given_by_number</text:span></text:p>
          <text:p text:style-name="P1"><text:span text:style-name="T1">given_by_name_last</text:span></text:p>
          <text:p text:style-name="P1"><text:span text:style-name="T1">given_by_name_first</text:span></text:p>
          <text:p text:style-name="P1"><text:span text:style-name="T1">id_submitter</text:span></text:p>
          <text:p text:style-name="P1"><text:span text:style-name="T1">information_source_code</text:span></text:p>
          <text:p text:style-name="P1"><text:span text:style-name="T1">lot_number</text:span></text:p>
          <text:p text:style-name="P1"><text:span text:style-name="T1">manufacturer_code</text:span></text:p>
          <text:p text:style-name="P1"><text:span text:style-name="T1">ordered_by_number</text:span></text:p>
          <text:p text:style-name="P1"><text:span text:style-name="T1">refusal_code</text:span></text:p>
          <text:p text:style-name="P1"><text:span text:style-name="T1">system_entry_date</text:span></text:p>
          <text:p text:style-name="P1"><text:span text:style-name="T1">vis_publication_date</text:span></text:p>
          <text:p text:style-name="P1"><text:span text:style-name="T1"/></text:p>
        </draw:rect>
        <draw:rect draw:style-name="gr2" draw:text-style-name="P4" draw:layer="layout" svg:width="5.5cm" svg:height="1cm" svg:x="21.1cm" svg:y="1cm">
          <text:p text:style-name="P3"><text:span text:style-name="T2">Vaccination</text:span></text:p>
        </draw:rect>
        <draw:frame draw:style-name="gr7" draw:layer="layout" svg:width="4.117cm" svg:height="4.991cm" svg:x="14.783cm" svg:y="15.509cm">
          <draw:text-box>
            <text:p text:style-name="P1"><text:span text:style-name="T1">address_type <text:s text:c="8"/></text:span></text:p>
            <text:p text:style-name="P1"><text:span text:style-name="T1">address_zip <text:s text:c="9"/></text:span></text:p>
            <text:p text:style-name="P1"><text:span text:style-name="T1">name_first <text:s text:c="10"/></text:span></text:p>
            <text:p text:style-name="P1"><text:span text:style-name="T1">name_last <text:s text:c="11"/></text:span></text:p>
            <text:p text:style-name="P1"><text:span text:style-name="T1">name_middle <text:s/></text:span></text:p>
            <text:p text:style-name="P1"><text:span text:style-name="T1">name_prefix</text:span></text:p>
            <text:p text:style-name="P1"><text:span text:style-name="T1">name_suffix </text:span></text:p>
            <text:p text:style-name="P1"><text:span text:style-name="T1">name_type_code </text:span></text:p>
            <text:p text:style-name="P1"><text:span text:style-name="T1">phone_number <text:s text:c="4"/></text:span></text:p>
            <text:p text:style-name="P1"><text:span text:style-name="T1">relationship_code</text:span></text:p>
          </draw:text-box>
        </draw:frame>
        <draw:ellipse draw:style-name="gr5" draw:text-style-name="P3" xml:id="id53" draw:id="id53" draw:layer="layout" svg:width="0.261cm" svg:height="0.271cm" svg:x="8.839cm" svg:y="2.729cm">
          <text:p/>
        </draw:ellipse>
        <draw:connector draw:style-name="gr4" draw:text-style-name="P3" draw:layer="layout" draw:type="curve" svg:x1="8.839cm" svg:y1="2.864cm" svg:x2="8.145cm" svg:y2="2.876cm" draw:start-shape="id53" draw:start-glue-point="3" svg:d="m8839 2864c-895 0-549 12-694 12">
          <text:p/>
        </draw:connector>
        <draw:ellipse draw:style-name="gr5" draw:text-style-name="P3" xml:id="id54" draw:id="id54" draw:layer="layout" svg:width="0.261cm" svg:height="0.271cm" svg:x="20.994cm" svg:y="2.729cm">
          <text:p/>
        </draw:ellipse>
        <draw:connector draw:style-name="gr4" draw:text-style-name="P3" draw:layer="layout" draw:type="curve" svg:x1="20.994cm" svg:y1="2.864cm" svg:x2="20.2cm" svg:y2="2.876cm" draw:start-shape="id54" draw:start-glue-point="3" svg:d="m20994 2864c-970 0-574 12-794 12">
          <text:p/>
        </draw:connector>
        <draw:ellipse draw:style-name="gr5" draw:text-style-name="P3" xml:id="id55" draw:id="id55" draw:layer="layout" svg:width="0.261cm" svg:height="0.271cm" svg:x="8.839cm" svg:y="16.2cm">
          <text:p/>
        </draw:ellipse>
        <draw:connector draw:style-name="gr4" draw:text-style-name="P3" draw:layer="layout" draw:type="curve" svg:x1="8.839cm" svg:y1="16.335cm" svg:x2="8.045cm" svg:y2="16.347cm" draw:start-shape="id55" draw:start-glue-point="3" svg:d="m8839 16335c-970 0-574 12-794 12">
          <text:p/>
        </draw:connector>
        <draw:frame draw:style-name="gr7" draw:layer="layout" svg:width="5.468cm" svg:height="0.963cm" svg:x="1.218cm" svg:y="19.401cm">
          <draw:text-box>
            <text:p>Data and Reports</text:p>
          </draw:text-box>
        </draw:frame>
        <draw:ellipse draw:style-name="gr5" draw:text-style-name="P3" xml:id="id56" draw:id="id56" draw:layer="layout" svg:width="0.261cm" svg:height="0.271cm" svg:x="0.839cm" svg:y="2.729cm">
          <text:p/>
        </draw:ellipse>
        <draw:connector draw:style-name="gr4" draw:text-style-name="P3" draw:layer="layout" draw:type="curve" svg:x1="0.839cm" svg:y1="2.864cm" svg:x2="0.145cm" svg:y2="2.876cm" draw:start-shape="id56" draw:start-glue-point="3" svg:d="m839 2864c-895 0-549 12-694 12">
          <text:p/>
        </draw:connector>
      </draw:page>
      <draw:page draw:name="page4" draw:style-name="dp1" draw:master-page-name="Default">
        <draw:rect draw:style-name="gr1" draw:text-style-name="P2" draw:layer="layout" svg:width="4.1cm" svg:height="4.2cm" svg:x="1.9cm" svg:y="3.6cm">
          <text:p text:style-name="P1"><text:span text:style-name="T1">group_id</text:span></text:p>
          <text:p text:style-name="P1"><text:span text:style-name="T1">group_code</text:span></text:p>
          <text:p text:style-name="P1"><text:span text:style-name="T1">group_label</text:span></text:p>
          <text:p text:style-name="P1"><text:span text:style-name="T1">group_status</text:span></text:p>
        </draw:rect>
        <draw:rect draw:style-name="gr2" draw:text-style-name="P4" xml:id="id58" draw:id="id58" draw:layer="layout" svg:width="4.1cm" svg:height="1cm" svg:x="1.9cm" svg:y="2.6cm">
          <text:p text:style-name="P3"><text:span text:style-name="T2">Vaccine Group</text:span></text:p>
        </draw:rect>
        <draw:custom-shape draw:style-name="gr3" draw:text-style-name="P5" draw:layer="layout" svg:width="3cm" svg:height="1.5cm" svg:x="2.4cm" svg:y="5.8cm">
          <text:p text:style-name="P1"><text:span text:style-name="T3">▪</text:span><text:span text:style-name="T3">Expected</text:span></text:p>
          <text:p text:style-name="P1"><text:span text:style-name="T3">▪</text:span><text:span text:style-name="T3">Recommended</text:span></text:p>
          <text:p text:style-name="P1"><text:span text:style-name="T3">▪</text:span><text:span text:style-name="T3">Optional</text:span></text:p>
          <text:p text:style-name="P1"><text:span text:style-name="T3">▪</text:span><text:span text:style-name="T3">Not Expected</text:span></text:p>
          <draw:enhanced-geometry svg:viewBox="0 0 21600 21600" draw:path-stretchpoint-x="10800" draw:path-stretchpoint-y="10800" draw:text-areas="?f3 ?f4 ?f5 ?f6" draw:type="round-rectangle" draw:modifiers="1885.14323784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6.2cm" svg:x="7.4cm" svg:y="6.4cm">
          <text:p text:style-name="P1"><text:span text:style-name="T1">cvx_id</text:span></text:p>
          <text:p text:style-name="P1"><text:span text:style-name="T1">cvx_code</text:span></text:p>
          <text:p text:style-name="P1"><text:span text:style-name="T1">c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use_month_start</text:span></text:p>
          <text:p text:style-name="P1"><text:span text:style-name="T1">concept_type</text:span></text:p>
        </draw:rect>
        <draw:rect draw:style-name="gr2" draw:text-style-name="P4" xml:id="id60" draw:id="id60" draw:layer="layout" svg:width="4.1cm" svg:height="1cm" svg:x="7.4cm" svg:y="5.4cm">
          <text:p text:style-name="P3"><text:span text:style-name="T2">Vaccine CVX</text:span></text:p>
        </draw:rect>
        <draw:custom-shape draw:style-name="gr3" draw:text-style-name="P5" draw:layer="layout" svg:width="3cm" svg:height="1.184cm" svg:x="8cm" svg:y="10.9cm">
          <text:p text:style-name="P1"><text:span text:style-name="T3">▪</text:span><text:span text:style-name="T3">vaccine</text:span></text:p>
          <text:p text:style-name="P1"><text:span text:style-name="T3">▪</text:span><text:span text:style-name="T3">unspecified</text:span></text:p>
          <text:p text:style-name="P1"><text:span text:style-name="T3">▪</text:span><text:span text:style-name="T3">non vaccine</text:span></text:p>
          <draw:enhanced-geometry svg:viewBox="0 0 21600 21600" draw:path-stretchpoint-x="10800" draw:path-stretchpoint-y="10800" draw:text-areas="?f3 ?f4 ?f5 ?f6" draw:type="round-rectangle" draw:modifiers="3093.9373750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3.7cm" svg:x="18.5cm" svg:y="5.1cm">
          <text:p text:style-name="P1"><text:span text:style-name="T1">mvx_code</text:span></text:p>
          <text:p text:style-name="P1"><text:span text:style-name="T1">m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xml:id="id63" draw:id="id63" draw:layer="layout" svg:width="4.1cm" svg:height="1cm" svg:x="18.5cm" svg:y="4.1cm">
          <text:p text:style-name="P3"><text:span text:style-name="T2">Vaccine MVX</text:span></text:p>
        </draw:rect>
        <draw:rect draw:style-name="gr1" draw:text-style-name="P2" draw:layer="layout" svg:width="4.6cm" svg:height="1.7cm" svg:x="7.3cm" svg:y="2.3cm">
          <text:p text:style-name="P1"><text:span text:style-name="T1">cvx_group_id</text:span></text:p>
          <text:p text:style-name="P1"><text:span text:style-name="T1">group_id</text:span></text:p>
          <text:p text:style-name="P1"><text:span text:style-name="T1">cvx_id</text:span></text:p>
        </draw:rect>
        <draw:rect draw:style-name="gr2" draw:text-style-name="P4" draw:layer="layout" svg:width="4.6cm" svg:height="1cm" svg:x="7.3cm" svg:y="1.3cm">
          <text:p text:style-name="P3"><text:span text:style-name="T2">Vaccine CVX Group</text:span></text:p>
        </draw:rect>
        <draw:ellipse draw:style-name="gr5" draw:text-style-name="P3" xml:id="id57" draw:id="id57" draw:layer="layout" svg:width="0.261cm" svg:height="0.271cm" svg:x="7.139cm" svg:y="3cm">
          <text:p/>
        </draw:ellipse>
        <draw:connector draw:style-name="gr4" draw:text-style-name="P3" draw:layer="layout" draw:type="curve" svg:x1="7.139cm" svg:y1="3.135cm" svg:x2="6cm" svg:y2="3.1cm" draw:start-shape="id57" draw:start-glue-point="3" draw:end-shape="id58" draw:end-glue-point="1" svg:d="m7139 3135c-853 0-284-35-1139-35">
          <text:p/>
        </draw:connector>
        <draw:connector draw:style-name="gr4" draw:text-style-name="P3" draw:layer="layout" draw:type="curve" svg:x1="9.161cm" svg:y1="3.635cm" svg:x2="9.45cm" svg:y2="5.4cm" draw:start-shape="id59" draw:start-glue-point="1" draw:end-shape="id60" draw:end-glue-point="0" svg:d="m9161 3635c751 0 626 476 510 612s-221-68-221 1153">
          <text:p/>
        </draw:connector>
        <draw:ellipse draw:style-name="gr5" draw:text-style-name="P3" xml:id="id59" draw:id="id59" draw:layer="layout" svg:width="0.261cm" svg:height="0.271cm" svg:x="8.9cm" svg:y="3.5cm">
          <text:p/>
        </draw:ellipse>
        <draw:rect draw:style-name="gr1" draw:text-style-name="P2" draw:layer="layout" svg:width="4.1cm" svg:height="4.7cm" svg:x="13.2cm" svg:y="2.3cm">
          <text:p text:style-name="P1"><text:span text:style-name="T1">product_id</text:span></text:p>
          <text:p text:style-name="P1"><text:span text:style-name="T1">product_name</text:span></text:p>
          <text:p text:style-name="P1"><text:span text:style-name="T1">product_label</text:span></text:p>
          <text:p text:style-name="P1"><text:span text:style-name="T1">cvx_id</text:span></text:p>
          <text:p text:style-name="P1"><text:span text:style-name="T1">mvx_code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draw:layer="layout" svg:width="4.1cm" svg:height="1cm" svg:x="13.2cm" svg:y="1.3cm">
          <text:p text:style-name="P3"><text:span text:style-name="T2">Vaccine Product</text:span></text:p>
        </draw:rect>
        <draw:ellipse draw:style-name="gr5" draw:text-style-name="P3" xml:id="id61" draw:id="id61" draw:layer="layout" svg:width="0.261cm" svg:height="0.271cm" svg:x="13.039cm" svg:y="3.929cm">
          <text:p/>
        </draw:ellipse>
        <draw:connector draw:style-name="gr4" draw:text-style-name="P3" draw:layer="layout" draw:type="curve" svg:x1="13.039cm" svg:y1="4.064cm" svg:x2="11.5cm" svg:y2="5.9cm" draw:start-shape="id61" draw:start-glue-point="3" draw:end-shape="id60" svg:d="m13039 4064c-1153 0-384 1836-1539 1836">
          <text:p/>
        </draw:connector>
        <draw:connector draw:style-name="gr4" draw:text-style-name="P3" draw:layer="layout" draw:type="curve" svg:x1="15.753cm" svg:y1="4.535cm" svg:x2="18.5cm" svg:y2="4.6cm" draw:start-shape="id62" draw:start-glue-point="1" draw:end-shape="id63" svg:d="m15753 4535c2061 0 688 65 2747 65">
          <text:p/>
        </draw:connector>
        <draw:ellipse draw:style-name="gr5" draw:text-style-name="P3" xml:id="id62" draw:id="id62" draw:layer="layout" svg:width="0.261cm" svg:height="0.271cm" svg:x="15.492cm" svg:y="4.4cm">
          <text:p/>
        </draw:ellipse>
        <draw:rect draw:style-name="gr1" draw:text-style-name="P2" draw:layer="layout" svg:width="4.1cm" svg:height="4.2cm" svg:x="13.2cm" svg:y="9cm">
          <text:p text:style-name="P1"><text:span text:style-name="T1">cpt_id</text:span></text:p>
          <text:p text:style-name="P1"><text:span text:style-name="T1">cpt_code</text:span></text:p>
          <text:p text:style-name="P1"><text:span text:style-name="T1">cpt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cvx_id</text:span></text:p>
        </draw:rect>
        <draw:rect draw:style-name="gr2" draw:text-style-name="P4" draw:layer="layout" svg:width="4.1cm" svg:height="1cm" svg:x="13.2cm" svg:y="8cm">
          <text:p text:style-name="P3"><text:span text:style-name="T2">Vaccine CPT</text:span></text:p>
        </draw:rect>
        <draw:ellipse draw:style-name="gr5" draw:text-style-name="P3" xml:id="id64" draw:id="id64" draw:layer="layout" svg:width="0.261cm" svg:height="0.271cm" svg:x="13.039cm" svg:y="12.529cm">
          <text:p/>
        </draw:ellipse>
        <draw:connector draw:style-name="gr4" draw:text-style-name="P3" draw:layer="layout" draw:type="curve" svg:x1="13.039cm" svg:y1="12.664cm" svg:x2="11.5cm" svg:y2="5.9cm" draw:start-shape="id64" draw:start-glue-point="3" draw:end-shape="id60" svg:d="m13039 12664c-1153 0-384-6764-1539-6764">
          <text:p/>
        </draw:connector>
        <draw:frame draw:style-name="gr7" draw:layer="layout" svg:width="6.831cm" svg:height="0.963cm" svg:x="1.218cm" svg:y="19.401cm">
          <draw:text-box>
            <text:p>Vaccination Meta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2DT15H32M31S</meta:editing-duration>
    <meta:editing-cycles>30</meta:editing-cycles>
    <meta:generator>OpenOffice.org/3.3$Win32 OpenOffice.org_project/330m20$Build-9567</meta:generator>
    <dc:date>2012-10-08T14:18:54.32</dc:date>
    <dc:creator>Nathan Bunker</dc:creator>
    <meta:printed-by>Nathan Bunker</meta:printed-by>
    <meta:print-date>2012-05-08T12:39:41.12</meta:print-date>
    <meta:document-statistic meta:object-count="190"/>
  </office:meta>
</office:document-meta>
</file>